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26d3" officeooo:paragraph-rsid="001e26d3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e26d3" officeooo:paragraph-rsid="001e26d3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e26d3" officeooo:paragraph-rsid="001e26d3"/>
    </style:style>
    <style:style style:name="P4" style:family="paragraph" style:parent-style-name="Standard">
      <style:text-properties fo:font-weight="bold" officeooo:rsid="001e26d3" officeooo:paragraph-rsid="001e26d3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e78ea" officeooo:paragraph-rsid="001e78e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78ea" officeooo:paragraph-rsid="001e78e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78ea" officeooo:paragraph-rsid="001e78ea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weight="bold" officeooo:rsid="001e78ea" officeooo:paragraph-rsid="001e78ea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weight="bold" officeooo:rsid="001e78ea" officeooo:paragraph-rsid="001e78ea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weight="bold" officeooo:rsid="001e78ea" officeooo:paragraph-rsid="001e78ea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weight="bold" officeooo:rsid="001e78ea" officeooo:paragraph-rsid="001e78e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ecb10" officeooo:paragraph-rsid="001ecb10" style:font-weight-asian="bold" style:font-weight-complex="bold"/>
    </style:style>
    <style:style style:name="P13" style:family="paragraph" style:parent-style-name="Standard">
      <style:text-properties fo:font-weight="normal" officeooo:rsid="001e26d3" officeooo:paragraph-rsid="001e26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78ea" officeooo:paragraph-rsid="001e78e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cb10" style:font-weight-asian="normal" style:font-weight-complex="normal"/>
    </style:style>
    <style:style style:name="T4" style:family="text">
      <style:text-properties officeooo:rsid="001ecb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1:</text:p>
      <text:p text:style-name="P1"/>
      <text:p text:style-name="P2"><text:tab/>11101 | 2 → 1 + 4 + 8 + 16 = 29</text:p>
      <text:p text:style-name="P3"><text:tab/>11101 | 8 → 011 101 = 35</text:p>
      <text:p text:style-name="P3"><text:tab/>11101 | 16 → <text:s/>0001 1101 = 1D</text:p>
      <text:p text:style-name="P1"/>
      <text:p text:style-name="P1"/>
      <text:p text:style-name="P1"/>
      <text:p text:style-name="P4">EJERCICIO 2: 1 0101 0111</text:p>
      <text:p text:style-name="P1"/>
      <text:p text:style-name="P1"><text:tab/>OCTAL →<text:span text:style-name="T2">101 010 111</text:span> = 527</text:p>
      <text:p text:style-name="P1"><text:tab/>HEXADECIMAL →<text:span text:style-name="T1"> </text:span><text:span text:style-name="T2">0001 0101 0111</text:span><text:span text:style-name="T1"> </text:span><text:span text:style-name="T2">= 157</text:span></text:p>
      <text:p text:style-name="P1"><text:tab/>DECIMAL → 1 + 2 + 4 + 16 + 64 + 256 = 343</text:p>
      <text:p text:style-name="P1"><text:tab/></text:p>
      <text:p text:style-name="P1"/>
      <text:p text:style-name="P1"/>
      <text:p text:style-name="P4">EJERCICIO 3: 73624 | 8</text:p>
      <text:p text:style-name="P1"/>
      <text:p text:style-name="P1"><text:tab/>BINARIO → 111 011 110 010 100</text:p>
      <text:p text:style-name="P1"><text:tab/>DECIMAL → 30612</text:p>
      <text:p text:style-name="P1"><text:tab/>HEXADECIMAL → 7794</text:p>
      <text:p text:style-name="P1"><text:tab/></text:p>
      <text:p text:style-name="P1"/>
      <text:p text:style-name="P1"/>
      <text:p text:style-name="P4">EJERCICIO 4: AB713</text:p>
      <text:p text:style-name="P1"/>
      <text:p text:style-name="P1"/>
      <text:p text:style-name="P1"><text:tab/>BINARIO → 1010 1011 0111 0001 0011</text:p>
      <text:p text:style-name="P1"><text:tab/>OCTAL → 010 101 011 011 100 010 011 = 2.533.423</text:p>
      <text:p text:style-name="P1"><text:tab/>DECIMAL → 702.227</text:p>
      <text:p text:style-name="P1"/>
      <text:p text:style-name="P1"/>
      <text:p text:style-name="P4">EJERCICIO 5: </text:p>
      <text:p text:style-name="P4"/>
      <text:p text:style-name="P13">1010.1001 . 1111.1110 . 0110.0001 . 0100.1110 =169 . 254 . 97 . 78</text:p>
      <text:p text:style-name="P13"/>
      <text:p text:style-name="P13">1111.1111 . 1111.1111 . 0000.0000 . 0000 0000 = 255 . 255 . 0 . 0</text:p>
      <text:p text:style-name="P4"/>
      <text:p text:style-name="P4"/>
      <text:p text:style-name="P4"/>
      <text:p text:style-name="P4"/>
      <text:p text:style-name="P4"><text:tab/></text:p>
      <text:p text:style-name="P5">OPERADORES DE LÓGICA BINARIA</text:p>
      <text:p text:style-name="P6"/>
      <text:p text:style-name="P8">EJERCICIO 1: </text:p>
      <text:p text:style-name="P7"/>
      <text:p text:style-name="P7"><text:tab/><text:tab/>10. 1100 . 0101</text:p>
      <text:p text:style-name="P7"><text:tab/><text:tab/>11. 1010 . 0110</text:p>
      <text:p text:style-name="P7"/>
      <text:p text:style-name="P7">AND → <text:tab/>10 1000 0100</text:p>
      <text:p text:style-name="P7">NAND → <text:tab/>01 0111 1011</text:p>
      <text:p text:style-name="P7">OR → <text:tab/>11 1110 0111</text:p>
      <text:p text:style-name="P7">NOR → <text:tab/>00 0001 1000</text:p>
      <text:p text:style-name="P7">XOR → <text:tab/>01 0110 0011</text:p>
      <text:p text:style-name="P7"/>
      <text:p text:style-name="P7"/>
      <text:p text:style-name="P7"/>
      <text:p text:style-name="P8">EJERCICIO 2: </text:p>
      <text:p text:style-name="P7"/>
      <text:p text:style-name="P7">192.16<text:span text:style-name="T4">8</text:span>.0.171 → <text:tab/><text:span text:style-name="T2">1100.0000 1010.0111 0000.0000 1010.1011</text:span></text:p>
      <text:p text:style-name="P7">255.255.255.0 → <text:tab/><text:span text:style-name="T2">1111.1111 1111.1111 1111.1111 0000.0000</text:span></text:p>
      <text:p text:style-name="P7"/>
      <text:p text:style-name="P7">AND → <text:tab/><text:tab/><text:span text:style-name="T2">1100.0000 1010.0111 0000.0000 0000.0000</text:span></text:p>
      <text:p text:style-name="P7"><text:tab/><text:tab/><text:tab/><text:span text:style-name="T3">192.168.0.0</text:span></text:p>
      <text:p text:style-name="P7"/>
      <text:p text:style-name="P7"/>
      <text:p text:style-name="P8">EJERCICIO 3: </text:p>
      <text:p text:style-name="P7"/>
      <text:p text:style-name="P7">203.163.168.55 → <text:s/><text:tab/>1100.1011 1010.0011 1010.1000 0011.0111</text:p>
      <text:p text:style-name="P7">FFF0 0000 → <text:tab/>1111.1111 1111.0000 0000.0000 0000.0000</text:p>
      <text:p text:style-name="P7"/>
      <text:p text:style-name="P7">AND → <text:tab/><text:tab/><text:span text:style-name="T2">1100.1011 1010.0000 0000.0000 0000.0000</text:span></text:p>
      <text:p text:style-name="P14"><text:tab/><text:tab/><text:tab/><text:span text:style-name="T4">203.160.0.0</text:span></text:p>
      <text:p text:style-name="P7"/>
      <text:p text:style-name="P12"/>
      <text:p text:style-name="P12"/>
      <text:p text:style-name="P8">EJERCICIO 4: </text:p>
      <text:p text:style-name="P7"/>
      <text:p text:style-name="P7"/>
      <text:p text:style-name="P7"/>
      <text:p text:style-name="P7"/>
      <text:p text:style-name="P7"/>
      <text:p text:style-name="P12">Subred = Operación AND entre la IP y la Máscara de R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09:31:55.722343244</meta:creation-date>
    <dc:date>2025-01-31T11:02:14.773924417</dc:date>
    <meta:editing-duration>PT1H30M1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43" meta:word-count="234" meta:character-count="1184" meta:non-whitespace-character-count="945"/>
  </office:meta>
</office:document-meta>
</file>